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fo:font-size="11pt" fo:font-weight="bold" style:font-size-asian="11pt" style:font-weight-asian="bold" style:font-size-complex="11pt" style:font-weight-complex="bold"/>
    </style:style>
    <style:style style:name="P2" style:family="paragraph" style:parent-style-name="Standard">
      <style:text-properties style:font-name="Calibri" fo:font-size="11pt" style:font-size-asian="11pt" style:font-size-complex="11pt"/>
    </style:style>
    <style:style style:name="P3" style:family="paragraph" style:parent-style-name="Standard">
      <style:paragraph-properties fo:margin-top="0cm" fo:margin-bottom="0cm" style:line-height-at-least="0cm"/>
      <style:text-properties style:font-name="Calibri" fo:font-size="11pt" fo:font-weight="bold" style:font-size-asian="11pt" style:font-weight-asian="bold" style:font-size-complex="11pt" style:font-weight-complex="bold"/>
    </style:style>
    <style:style style:name="P4" style:family="paragraph" style:parent-style-name="Standard">
      <style:paragraph-properties fo:margin-top="0cm" fo:margin-bottom="0cm" style:line-height-at-least="0cm"/>
      <style:text-properties style:font-name="Calibri" fo:font-size="11pt" style:font-size-asian="11pt" style:font-size-complex="11pt"/>
    </style:style>
    <style:style style:name="P5" style:family="paragraph" style:parent-style-name="Standard">
      <style:paragraph-properties fo:margin-top="0cm" fo:margin-bottom="0.101cm"/>
      <style:text-properties style:font-name="Calibri" fo:font-size="11pt" style:font-size-asian="11pt" style:font-size-complex="11pt"/>
    </style:style>
    <style:style style:name="P6" style:family="paragraph" style:parent-style-name="Standard">
      <style:paragraph-properties fo:margin-top="0cm" fo:margin-bottom="0.101cm" fo:line-height="100%">
        <style:tab-stops/>
      </style:paragraph-properties>
      <style:text-properties style:font-name="Calibri" fo:font-size="11pt" style:font-size-asian="11pt" style:font-size-complex="11pt"/>
    </style:style>
    <style:style style:name="P7" style:family="paragraph" style:parent-style-name="Standard" style:master-page-name="Standard">
      <style:paragraph-properties fo:text-align="center" style:justify-single-word="false" style:page-number="auto"/>
      <style:text-properties style:font-name="Calibri" fo:font-size="11pt" fo:font-weight="bold" style:font-size-asian="11pt" style:font-weight-asian="bold" style:font-size-complex="11pt" style:font-weight-complex="bold"/>
    </style:style>
    <style:style style:name="P8" style:family="paragraph" style:parent-style-name="Standard">
      <style:text-properties style:font-name="Calibri" fo:font-size="11pt" fo:font-weight="bold" style:font-size-asian="11pt" style:font-weight-asian="bold" style:font-size-complex="11pt" style:font-weight-complex="bold"/>
    </style:style>
    <style:style style:name="P9" style:family="paragraph" style:parent-style-name="Standard">
      <style:text-properties style:font-name="Calibri" fo:font-size="11pt" style:font-size-asian="11pt" style:font-size-complex="11pt"/>
    </style:style>
    <style:style style:name="P10" style:family="paragraph" style:parent-style-name="Standard" style:list-style-name="L16">
      <style:text-properties style:font-name="Calibri" fo:font-size="11pt" style:font-size-asian="11pt" style:font-size-complex="11pt"/>
    </style:style>
    <style:style style:name="P11" style:family="paragraph" style:parent-style-name="Standard" style:list-style-name="L17">
      <style:text-properties style:font-name="Calibri" fo:font-size="11pt" style:font-size-asian="11pt" style:font-size-complex="11pt"/>
    </style:style>
    <style:style style:name="P12" style:family="paragraph" style:parent-style-name="Standard">
      <style:text-properties style:font-name="Calibri" fo:font-size="11pt" fo:font-weight="normal" style:font-size-asian="11pt" style:font-weight-asian="normal" style:font-size-complex="11pt" style:font-weight-complex="normal"/>
    </style:style>
    <style:style style:name="P13" style:family="paragraph" style:parent-style-name="Standard" style:list-style-name="L9">
      <style:text-properties style:font-name="Calibri" fo:font-size="11pt" fo:font-weight="normal" style:font-size-asian="11pt" style:font-weight-asian="normal" style:font-size-complex="11pt" style:font-weight-complex="normal"/>
    </style:style>
    <style:style style:name="P14" style:family="paragraph" style:parent-style-name="Standard" style:list-style-name="L10">
      <style:text-properties style:font-name="Calibri" fo:font-size="11pt" fo:font-weight="normal" style:font-size-asian="11pt" style:font-weight-asian="normal" style:font-size-complex="11pt" style:font-weight-complex="normal"/>
    </style:style>
    <style:style style:name="P15" style:family="paragraph" style:parent-style-name="Standard" style:list-style-name="L11">
      <style:text-properties style:font-name="Calibri" fo:font-size="11pt" fo:font-weight="normal" style:font-size-asian="11pt" style:font-weight-asian="normal" style:font-size-complex="11pt" style:font-weight-complex="normal"/>
    </style:style>
    <style:style style:name="P16" style:family="paragraph" style:parent-style-name="Standard" style:list-style-name="L12">
      <style:text-properties style:font-name="Calibri" fo:font-size="11pt" fo:font-weight="normal" style:font-size-asian="11pt" style:font-weight-asian="normal" style:font-size-complex="11pt" style:font-weight-complex="normal"/>
    </style:style>
    <style:style style:name="P17" style:family="paragraph" style:parent-style-name="Standard" style:list-style-name="L14">
      <style:text-properties style:font-name="Calibri" fo:font-size="11pt" fo:font-weight="normal" style:font-size-asian="11pt" style:font-weight-asian="normal" style:font-size-complex="11pt" style:font-weight-complex="normal"/>
    </style:style>
    <style:style style:name="P18" style:family="paragraph" style:parent-style-name="Standard" style:list-style-name="L16">
      <style:text-properties style:font-name="Calibri" fo:font-size="11pt" fo:font-weight="normal" style:font-size-asian="11pt" style:font-weight-asian="normal" style:font-size-complex="11pt" style:font-weight-complex="normal"/>
    </style:style>
    <style:style style:name="P19" style:family="paragraph" style:parent-style-name="Standard">
      <style:paragraph-properties fo:margin-top="0cm" fo:margin-bottom="0cm" style:line-height-at-least="0cm"/>
      <style:text-properties style:font-name="Calibri" fo:font-size="11pt" style:font-size-asian="11pt" style:font-size-complex="11pt"/>
    </style:style>
    <style:style style:name="P20" style:family="paragraph" style:parent-style-name="Standard" style:list-style-name="L3">
      <style:paragraph-properties fo:margin-top="0cm" fo:margin-bottom="0cm" style:line-height-at-least="0cm"/>
      <style:text-properties style:font-name="Calibri" fo:font-size="11pt" style:font-size-asian="11pt" style:font-size-complex="11pt"/>
    </style:style>
    <style:style style:name="P21" style:family="paragraph" style:parent-style-name="Standard" style:list-style-name="L4">
      <style:paragraph-properties fo:margin-top="0cm" fo:margin-bottom="0cm" style:line-height-at-least="0cm"/>
      <style:text-properties style:font-name="Calibri" fo:font-size="11pt" style:font-size-asian="11pt" style:font-size-complex="11pt"/>
    </style:style>
    <style:style style:name="P22" style:family="paragraph" style:parent-style-name="Standard" style:list-style-name="L5">
      <style:paragraph-properties fo:margin-top="0cm" fo:margin-bottom="0cm" style:line-height-at-least="0cm"/>
      <style:text-properties style:font-name="Calibri" fo:font-size="11pt" style:font-size-asian="11pt" style:font-size-complex="11pt"/>
    </style:style>
    <style:style style:name="P23" style:family="paragraph" style:parent-style-name="Standard" style:list-style-name="L6">
      <style:paragraph-properties fo:margin-top="0cm" fo:margin-bottom="0cm" style:line-height-at-least="0cm"/>
      <style:text-properties style:font-name="Calibri" fo:font-size="11pt" style:font-size-asian="11pt" style:font-size-complex="11pt"/>
    </style:style>
    <style:style style:name="P24" style:family="paragraph" style:parent-style-name="Standard" style:list-style-name="L7">
      <style:paragraph-properties fo:margin-top="0cm" fo:margin-bottom="0cm" style:line-height-at-least="0cm"/>
      <style:text-properties style:font-name="Calibri" fo:font-size="11pt" style:font-size-asian="11pt" style:font-size-complex="11pt"/>
    </style:style>
    <style:style style:name="P25" style:family="paragraph" style:parent-style-name="Standard" style:list-style-name="L8">
      <style:paragraph-properties fo:margin-top="0cm" fo:margin-bottom="0cm" style:line-height-at-least="0cm"/>
      <style:text-properties style:font-name="Calibri"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1 }</text:p>
      <text:p text:style-name="P3">What is Transpiling in Angular?</text:p>
      <text:p text:style-name="P4">Transpiling is the process of converting the typescript into javascript (using Traceur, a JS compiler).</text:p>
      <text:p text:style-name="P4"/>
      <text:p text:style-name="P3">What is Dependency Injection in Angular 4?</text:p>
      <text:p text:style-name="P4">When a component is dependent on another component the dependency is injected/provided during runtime. </text:p>
      <text:p text:style-name="P4"/>
      <text:p text:style-name="P4"><text:span text:style-name="T1">DOMContentLoaded =&gt; </text:span>the browser fully loaded HTML, and the DOM tree is built, but external resources like pictures &lt;img&gt; and stylesheets may be not yet loaded.</text:p>
      <text:p text:style-name="P4"/>
      <text:p text:style-name="P4"><text:span text:style-name="T1">What Is A Cookie?</text:span></text:p>
      <text:p text:style-name="P4">A cookie is a small piece of data sent from a website and stored on the user's machine by the user's web browsers while the user is browsing.</text:p>
      <text:p text:style-name="P4"/>
      <text:p text:style-name="P4"><text:span text:style-name="T1">How Promises Work</text:span></text:p>
      <text:p text:style-name="P4">A promise is an object which can be returned synchronously from an asynchronous function. It will be in one of 3 possible states:</text:p>
      <text:p text:style-name="P4">Fulfilled: onFulfilled() will be called resolve().</text:p>
      <text:p text:style-name="P4">Rejected: onRejected() will be called reject().</text:p>
      <text:p text:style-name="P4">Pending: not yet fulfilled or rejected</text:p>
      <text:p text:style-name="P4"/>
      <text:p text:style-name="P4"><text:span text:style-name="T1">async =&gt; </text:span>An async function returns a promise, like in this example:</text:p>
      <text:p text:style-name="P4">const doSomethingAsync = () =&gt; {</text:p>
      <text:p text:style-name="P4"><text:s text:c="2"/>return new Promise(resolve =&gt; {</text:p>
      <text:p text:style-name="P4"><text:s text:c="4"/>setTimeout(() =&gt; resolve('I did something'), 3000)</text:p>
      <text:p text:style-name="P4"><text:s text:c="2"/>})</text:p>
      <text:p text:style-name="P4">}</text:p>
      <text:p text:style-name="P4"/>
      <text:p text:style-name="P4"><text:span text:style-name="T1">How async function works <text:s/>=&gt; <text:s/></text:span>When you want to call this function you prepend await, and the calling code will stop until the promise is resolved or rejected. </text:p>
      <text:p text:style-name="P4">const doSomething = async () =&gt; {</text:p>
      <text:p text:style-name="P4"><text:s text:c="2"/>console.log(await doSomethingAsync())</text:p>
      <text:p text:style-name="P4">}</text:p>
      <text:p text:style-name="P4"/>
      <text:p text:style-name="P3">This is a simple example of async/await used to run a function asynchronously:</text:p>
      <text:p text:style-name="P3"/>
      <text:p text:style-name="P4">const doSomethingAsync = () =&gt; {</text:p>
      <text:p text:style-name="P4"><text:s text:c="2"/>return new Promise(resolve =&gt; {</text:p>
      <text:p text:style-name="P4"><text:s text:c="4"/>setTimeout(() =&gt; resolve('I did something'), 3000)</text:p>
      <text:p text:style-name="P4"><text:s text:c="2"/>})</text:p>
      <text:p text:style-name="P4">}</text:p>
      <text:p text:style-name="P4"/>
      <text:p text:style-name="P4">const doSomething = async () =&gt; {</text:p>
      <text:p text:style-name="P4"><text:s text:c="2"/>console.log(await doSomethingAsync())</text:p>
      <text:p text:style-name="P4">}</text:p>
      <text:p text:style-name="P4"/>
      <text:p text:style-name="P4">console.log('Before')</text:p>
      <text:p text:style-name="P4">doSomething()</text:p>
      <text:p text:style-name="P4">console.log('After');</text:p>
      <text:p text:style-name="P4"><text:soft-page-break/><text:span text:style-name="T1">Rest parameters ... =&gt; </text:span><text:s/>A function can be called with any number of arguments, no matter how it is defined.</text:p>
      <text:p text:style-name="P4"/>
      <text:p text:style-name="P4"><text:span text:style-name="T1">Rest parameters ... =&gt;</text:span> It is a collection of all remaining elements into an array.</text:p>
      <text:p text:style-name="P4"/>
      <text:p text:style-name="P4"><text:span text:style-name="T1">Rest Parameters ... =&gt; </text:span>Rest parameters help us to pass an infinite number of function arguments.</text:p>
      <text:p text:style-name="P4"/>
      <text:p text:style-name="P4"><text:span text:style-name="T1">three dots ... =&gt; </text:span>gather the remaining parameters into an array. </text:p>
      <text:list xml:id="list8688710158824357997" text:style-name="L3">
        <text:list-item>
          <text:p text:style-name="P20">rest parameters must be always be last.</text:p>
        </text:list-item>
        <text:list-item>
          <text:p text:style-name="P20">if you see (…) on the function parameters then it is rest parameters.</text:p>
        </text:list-item>
      </text:list>
      <text:p text:style-name="P4">function rest(a, ...Arg){} <text:s/><text:span text:style-name="T1">...rest must always be last.</text:span></text:p>
      <text:p text:style-name="P4"/>
      <text:p text:style-name="P4"><text:span text:style-name="T1">Spread Operator […spread] =&gt;</text:span> It’s the opposite to rest parameter , where rest parameter collects items into an array, the spread operator unpacks the collected elements into single elements.</text:p>
      <text:p text:style-name="P4"/>
      <text:p text:style-name="P4"><text:span text:style-name="T1">Spread operator = &gt;</text:span> Spread operator helps us to expand the strings or array literals or object literals.</text:p>
      <text:p text:style-name="P4"/>
      <text:p text:style-name="P4">const group1 = [1,2,3];</text:p>
      <text:p text:style-name="P4">const group2 = [4,5,6];</text:p>
      <text:p text:style-name="P4">const allGroups = [...group1,...group2]; // [1,2,3,4,5,6]</text:p>
      <text:p text:style-name="P4"/>
      <text:p text:style-name="P4">function sum(a,b,c){</text:p>
      <text:p text:style-name="P4"><text:s text:c="6"/>return a+b+c;</text:p>
      <text:p text:style-name="P4">}</text:p>
      <text:p text:style-name="P4">const nums = [1,2,3];</text:p>
      <text:p text:style-name="P4">sum(...nums) //function call</text:p>
      <text:p text:style-name="P4"/>
      <text:list xml:id="list7960289190911959977" text:style-name="L4">
        <text:list-item>
          <text:p text:style-name="P21">If you see (…) dots on the function calls then it is spread, operator.</text:p>
        </text:list-item>
        <text:list-item>
          <text:p text:style-name="P21"><text:s/>spread operator helps us to create the copies.</text:p>
        </text:list-item>
        <text:list-item>
          <text:p text:style-name="P21">Spread operator helps us to Combine Arrays.</text:p>
        </text:list-item>
        <text:list-item>
          <text:p text:style-name="P21">if you see (…) on the function parameters then it is rest parameters.</text:p>
          <text:p text:style-name="P21"/>
        </text:list-item>
      </text:list>
      <text:p text:style-name="P4"><text:span text:style-name="T1">indexOf() <text:s/>=&gt;</text:span> indexOf() is an inbuilt function in JavaScript which is used to return the index of the element if found in the given array otherwise it returns -1.</text:p>
      <text:p text:style-name="P4"/>
      <text:p text:style-name="P4"><text:span text:style-name="T1">Arrow functions <text:s/>=&gt;</text:span> Arrow functions do not have their own this, do not have prototypes, cannot be used for constructors, and should not be used as object methods.</text:p>
      <text:p text:style-name="P4"/>
      <text:p text:style-name="P4">When you use an arrow function, the value of this is not rebound inside of that function. It is just inherited form whatever the parent scope is.</text:p>
      <text:p text:style-name="P4"/>
      <text:p text:style-name="P4"><text:span text:style-name="T1">1 click handlers =&gt;</text:span> Remember =&gt; if you use an arrow function, the keyword this is not bound to that element. If we use a regular function, the keyword this will be bound to the element we clicked!</text:p>
      <text:p text:style-name="P4"/>
      <text:p text:style-name="P4">const button = document.querySelector('#pushy');</text:p>
      <text:p text:style-name="P4">button.addEventListener('click', () =&gt; {</text:p>
      <text:p text:style-name="P4"><text:s text:c="4"/>this.classList.toggle('on');</text:p>
      <text:p text:style-name="P4">})</text:p>
      <text:p text:style-name="P4"/>
      <text:p text:style-name="P4">const button = document.querySelector('#pushy');</text:p>
      <text:p text:style-name="P4">button.addEventListener('click', () =&gt; {</text:p>
      <text:p text:style-name="P4"><text:soft-page-break/><text:s text:c="4"/>console.log(this); // Window!</text:p>
      <text:p text:style-name="P4"><text:s text:c="4"/>this.classList.toggle('on');</text:p>
      <text:p text:style-name="P4">});</text:p>
      <text:p text:style-name="P4"/>
      <text:p text:style-name="P4"><text:span text:style-name="T1">following =&gt; </text:span>Why? Because when you have an arrow function, it does not change the value of this. It inherits the value of this from the parent. </text:p>
      <text:p text:style-name="P4">const box = document.querySelector('.box');</text:p>
      <text:p text:style-name="P4">box.addEventListener('click', function() {</text:p>
      <text:p text:style-name="P4"><text:s text:c="4"/>this.classList.toggle('opening');</text:p>
      <text:p text:style-name="P4"><text:s text:c="4"/>setTimeout(() =&gt; {</text:p>
      <text:p text:style-name="P4"><text:s text:c="7"/>console.log(this);</text:p>
      <text:p text:style-name="P4"><text:s text:c="7"/>this.classList.toggle('open'); </text:p>
      <text:p text:style-name="P4"><text:s text:c="4"/>});</text:p>
      <text:p text:style-name="P4">});</text:p>
      <text:p text:style-name="P4"/>
      <text:p text:style-name="P4"><text:span text:style-name="T1"><text:s/>Object Methods =&gt; <text:s/></text:span><text:s/>when you need a method to bind to an object.when using an arrow function this is not bound to anything and it just inherits it from the parent scope which in this case is the window.</text:p>
      <text:p text:style-name="P4"><text:s text:c="2"/>const person = { <text:s text:c="3"/>points: 23,</text:p>
      <text:p text:style-name="P4"><text:s text:c="4"/>score: () =&gt; {</text:p>
      <text:p text:style-name="P4"><text:s text:c="8"/>this.points++;</text:p>
      <text:p text:style-name="P4"><text:s text:c="4"/>}</text:p>
      <text:p text:style-name="P4">}</text:p>
      <text:p text:style-name="P4"><text:s/>const person = { <text:s text:c="3"/>points: 23,</text:p>
      <text:p text:style-name="P4"><text:s text:c="4"/>score: function() <text:s/>{</text:p>
      <text:p text:style-name="P4"><text:s text:c="8"/>this.points++;</text:p>
      <text:p text:style-name="P4"><text:s text:c="4"/>}</text:p>
      <text:p text:style-name="P4">}</text:p>
      <text:p text:style-name="P4"><text:s/><text:span text:style-name="T1"><text:s/>Prototype Methods =&gt;</text:span> we’ll talk about when you need to add a prototype method.</text:p>
      <text:p text:style-name="P4"><text:s/>class Car {</text:p>
      <text:p text:style-name="P4"><text:s text:c="4"/>constructor(make, colour) {</text:p>
      <text:p text:style-name="P4"><text:s text:c="8"/>this.make = make;</text:p>
      <text:p text:style-name="P4"><text:s text:c="8"/>this.colour = colour;</text:p>
      <text:p text:style-name="P4"><text:s text:c="4"/>}</text:p>
      <text:p text:style-name="P4">}</text:p>
      <text:p text:style-name="P4">cars = new Car('Tata','brown');</text:p>
      <text:p text:style-name="P4">Car.prototype.summarize = () =&gt; {</text:p>
      <text:p text:style-name="P4"><text:s text:c="4"/>return `This car is a ${this.make} in the colour ${this.colour}`; <text:s/></text:p>
      <text:p text:style-name="P4">};</text:p>
      <text:p text:style-name="P4"/>
      <text:p text:style-name="P4">console.log(cars.summarize()) // This car is a undefined in the colour undefined</text:p>
      <text:p text:style-name="P4"><text:s/></text:p>
      <text:p text:style-name="P3">How to write function ES5</text:p>
      <text:p text:style-name="P4"/>
      <text:p text:style-name="P4">function Inheritance(a, b, c) {</text:p>
      <text:p text:style-name="P4"><text:s text:c="2"/>Func.call(this, a, b)</text:p>
      <text:p text:style-name="P4"><text:s text:c="2"/>this.c = c</text:p>
      <text:p text:style-name="P4">}</text:p>
      <text:p text:style-name="P4">Inheritance.prototype = Object.create(Func.prototype)</text:p>
      <text:p text:style-name="P4">Inheritance.prototype.getProduct = function() {</text:p>
      <text:p text:style-name="P4"><text:s text:c="2"/>return this.a * this.b * this.c</text:p>
      <text:p text:style-name="P4"><text:soft-page-break/>}</text:p>
      <text:p text:style-name="P4">var y = new Inheritance(3, 4, 5)</text:p>
      <text:p text:style-name="P4"/>
      <text:p text:style-name="P3">How to write function ES6</text:p>
      <text:p text:style-name="P4"/>
      <text:p text:style-name="P4">class Inheritance extends Func {</text:p>
      <text:p text:style-name="P4"><text:s text:c="2"/>constructor(a, b, c) {</text:p>
      <text:p text:style-name="P4"><text:s text:c="4"/>super(a, b)</text:p>
      <text:p text:style-name="P4"><text:s text:c="4"/>this.c = c</text:p>
      <text:p text:style-name="P4"><text:s text:c="2"/>}</text:p>
      <text:p text:style-name="P4"><text:s text:c="2"/>getProduct() {</text:p>
      <text:p text:style-name="P4"><text:s text:c="4"/>return this.a * this.b * this.c</text:p>
      <text:p text:style-name="P4"><text:s text:c="2"/>}</text:p>
      <text:p text:style-name="P4">}</text:p>
      <text:p text:style-name="P4">let y = new Inheritance(3, 4, 5)</text:p>
      <text:p text:style-name="P4">y.getProduct() // 60</text:p>
      <text:p text:style-name="P4"/>
      <text:p text:style-name="P3">How to write function ES6</text:p>
      <text:p text:style-name="P4"/>
      <text:p text:style-name="P4">let func = a =&gt; a + a</text:p>
      <text:p text:style-name="P4">let obj = {}</text:p>
      <text:p text:style-name="P4">let x = 0</text:p>
      <text:p text:style-name="P4"/>
      <text:p text:style-name="P4"><text:span text:style-name="T1">export</text:span> { func, obj, x }</text:p>
      <text:p text:style-name="P4"><text:span text:style-name="T1">import</text:span> { func, obj, x } from './export.js'</text:p>
      <text:p text:style-name="P4"/>
      <text:p text:style-name="P4"><text:span text:style-name="T1">Sets =&gt; </text:span>Sets are a new object type that allow to create collections of unique values. <text:s/>The values in a set can be either simple primitives like strings or integers, but more complex object types like object literals or arrays can also be part of a set.</text:p>
      <text:p text:style-name="P4"/>
      <text:p text:style-name="P3">template strings ${}, or template literals${} in ES6 ${}</text:p>
      <text:p text:style-name="P4"><text:span text:style-name="T1">Parameters =&gt; </text:span>Parameters are variables listed as a part of the function definition.</text:p>
      <text:p text:style-name="P4"><text:span text:style-name="T1">Arguments =&gt; </text:span>Arguments are values passed to the function when it is invoked.</text:p>
      <text:p text:style-name="P4"/>
      <text:p text:style-name="P4"><text:span text:style-name="T1">findIndex() =&gt; </text:span>The findIndex() method returns the index of the first element in the array. Otherwise, it returns -1.</text:p>
      <text:p text:style-name="P4"/>
      <text:p text:style-name="P4"><text:span text:style-name="T1">findIndex() =&gt; </text:span>expects a callback as first parameter. Use this if you need the index in arrays with non-primitive types (e.g. objects).</text:p>
      <text:p text:style-name="P4">var ages = [18, 15, 20, 17,14, 14,20];</text:p>
      <text:p text:style-name="P4">function findIndex(arg){</text:p>
      <text:p text:style-name="P4"><text:tab/>return <text:s/>arg &gt; 15</text:p>
      <text:p text:style-name="P4">}</text:p>
      <text:p text:style-name="P4">console.log(ages.findIndex(findIndex))</text:p>
      <text:p text:style-name="P4"/>
      <text:p text:style-name="P4">returAge = ages.findIndex(arg =&gt; arg &gt; 17 )</text:p>
      <text:p text:style-name="P4">console.log(returAge)</text:p>
      <text:p text:style-name="P4"/>
      <text:p text:style-name="P4"/>
      <text:p text:style-name="P4"><text:span text:style-name="T1">indexOf() =&gt; </text:span>expects a callback as first parameter. It is a good choice to find the index in arrays of primitive types (like string, number, or boolean).</text:p>
      <text:p text:style-name="P4"><text:soft-page-break/><text:span text:style-name="T1">Promises =&gt; </text:span>Promises are used to handle asynchronous operations in JavaScript. They are easy to manage when dealing with multiple asynchronous operations.</text:p>
      <text:p text:style-name="P4"/>
      <text:p text:style-name="P3">Benefits of Promises</text:p>
      <text:list xml:id="list5467283606468922109" text:style-name="L5">
        <text:list-item>
          <text:p text:style-name="P22">Improves Code Readability</text:p>
        </text:list-item>
        <text:list-item>
          <text:p text:style-name="P22">Better handling of asynchronous operations</text:p>
        </text:list-item>
        <text:list-item>
          <text:p text:style-name="P22">Better Error Handling</text:p>
        </text:list-item>
      </text:list>
      <text:p text:style-name="P4"/>
      <text:p text:style-name="P3">A Promise has four states:</text:p>
      <text:list xml:id="list3949357549417768657" text:style-name="L6">
        <text:list-item>
          <text:p text:style-name="P23">fulfilled: Action related to the promise succeeded</text:p>
        </text:list-item>
        <text:list-item>
          <text:p text:style-name="P23">rejected: Action related to the promise failed</text:p>
        </text:list-item>
        <text:list-item>
          <text:p text:style-name="P23">pending: Promise is still pending i.e not fulfilled or rejected yet</text:p>
        </text:list-item>
        <text:list-item>
          <text:p text:style-name="P23">settled: Promise has fulfilled or rejected</text:p>
        </text:list-item>
      </text:list>
      <text:p text:style-name="P4"/>
      <text:p text:style-name="P4"><text:span text:style-name="T1">Parameters =&gt; </text:span>Promise constructor takes only one argument,a callback function. Callback function takes two arguments, resolve and reject.</text:p>
      <text:p text:style-name="P4"/>
      <text:p text:style-name="P4"><text:span text:style-name="T1">then</text:span>() =&gt; <text:span text:style-name="T1">then</text:span>() method takes two functions as parameters.</text:p>
      <text:p text:style-name="P4"/>
      <text:p text:style-name="P4">First function is executed if promise is resolved and a result is received.</text:p>
      <text:p text:style-name="P4">Second function is executed if promise is rejected and an error is received.</text:p>
      <text:p text:style-name="P4"/>
      <text:p text:style-name="P4">.then(function(result){</text:p>
      <text:p text:style-name="P4"><text:s text:c="6"/>}, function(error){</text:p>
      <text:p text:style-name="P4"><text:s text:c="5"/>})</text:p>
      <text:p text:style-name="P4"><text:span text:style-name="T1">catch() =&gt;</text:span> catch() is invoked when a promise is either rejected or some error has occured in execution. </text:p>
      <text:p text:style-name="P4"/>
      <text:p text:style-name="P4"><text:span text:style-name="T1">catch() =&gt; <text:s/></text:span>method takes one function as parameter. Function to handle errors or promise rejections</text:p>
      <text:p text:style-name="P4">.catch(function(error){</text:p>
      <text:p text:style-name="P4"><text:s text:c="8"/>//handle error</text:p>
      <text:p text:style-name="P4"><text:s text:c="2"/>})</text:p>
      <text:p text:style-name="P3">What is null?</text:p>
      <text:p text:style-name="P4"><text:span text:style-name="T1">Null =&gt;</text:span> Null means an empty or non-existent value. Null is assigned, and explicitly means nothing. null is also an object. </text:p>
      <text:p text:style-name="P4"/>
      <text:p text:style-name="P4">There are two features of null you should understand:</text:p>
      <text:list xml:id="list1686658582323504877" text:style-name="L7">
        <text:list-item>
          <text:p text:style-name="P24">null is an empty or non-existent value.</text:p>
        </text:list-item>
        <text:list-item>
          <text:p text:style-name="P24">null must be assigned.</text:p>
        </text:list-item>
      </text:list>
      <text:p text:style-name="P4"/>
      <text:p text:style-name="P4"><text:span text:style-name="T1">Undefined =&gt;</text:span> Undefined means a variable has been declared, but the value of that variable has not yet been defined. For example:</text:p>
      <text:p text:style-name="P4"/>
      <text:p text:style-name="P3">Summary: -</text:p>
      <text:list xml:id="list4718615773341932562" text:style-name="L8">
        <text:list-item>
          <text:p text:style-name="P25">null is an assigned value. It means nothing.</text:p>
        </text:list-item>
        <text:list-item>
          <text:p text:style-name="P25">undefined means a variable has been declared but not defined yet.</text:p>
        </text:list-item>
        <text:list-item>
          <text:p text:style-name="P25">null is an object. undefined is of type undefined.</text:p>
        </text:list-item>
        <text:list-item>
          <text:p text:style-name="P25">null !== undefined but null == undefined.</text:p>
        </text:list-item>
      </text:list>
      <text:p text:style-name="P4"/>
      <text:p text:style-name="P4"><text:s/>When value is not assigned in array or object.</text:p>
      <text:p text:style-name="P4"><text:s/>let numArray = [1,2, ,4];</text:p>
      <text:p text:style-name="P4"><text:soft-page-break/>console.log(numArray); //[1, 2, empty, 4]</text:p>
      <text:p text:style-name="P4">An async function returns a promise. When you want to call this function you prepend await, and the calling code will stop until the promise is resolved or rejected. </text:p>
      <text:p text:style-name="P6"/>
      <text:p text:style-name="P1">JSON.stringify to convert objects into JSON.</text:p>
      <text:p text:style-name="P2"><text:span text:style-name="T1">JSON.stringify() </text:span>takes a JavaScript object and transforms it into a JSON string.JSON.stringify() can take two additional arguments, the first one being a replacer function and the second a String or Number value to use as a space in the returned string.</text:p>
      <text:p text:style-name="P2">const user = {id: 229,name: 'John',email:'john@awesome.com'};</text:p>
      <text:p text:style-name="P5">function replaces(key,value){</text:p>
      <text:p text:style-name="P5"><text:tab/>if(key == 'email'){</text:p>
      <text:p text:style-name="P5"><text:tab/><text:tab/>return 'ashok.its1@gmail.com';</text:p>
      <text:p text:style-name="P5"><text:tab/>}else{</text:p>
      <text:p text:style-name="P5"><text:tab/>return value;</text:p>
      <text:p text:style-name="P5"><text:tab/>}</text:p>
      <text:p text:style-name="P5">}</text:p>
      <text:p text:style-name="P2"><text:span text:style-name="T1">newUser</text:span> = JSON.stringify(user,replaces);</text:p>
      <text:p text:style-name="P2">console.log(newUser) <text:s/><text:span text:style-name="T1">{"id":229,"name":"John","email":"ashok.its1@gmail.com"}</text:span></text:p>
      <text:p text:style-name="P2"><text:span text:style-name="T1">DOMContentLoaded =&gt; </text:span>DOMContentLoaded event is fired when the initial HTML document has been completely loaded and parsed, without waiting for stylesheets, images, and subframes to finish loading. </text:p>
      <text:p text:style-name="P2"><text:span text:style-name="T1">What is HTML Web Storage?</text:span></text:p>
      <text:p text:style-name="P2">With web storage, web applications can store data locally within the user's browser.</text:p>
      <text:p text:style-name="P2">Before HTML5, application data had to be stored in cookies, included in every server request. Web storage is more secure, and large amounts of data can be stored locally, without affecting website performance.</text:p>
      <text:p text:style-name="P2">Unlike cookies, the storage limit is far larger (at least 5MB) and information is never transferred to the server.</text:p>
      <text:p text:style-name="P2">Web storage is per origin (per domain and protocol). All pages, from one origin, can store and access the same data.</text:p>
      <text:p text:style-name="P2"><text:span text:style-name="T1">sessionStorage</text:span>, <text:span text:style-name="T1">localStorage</text:span> and <text:span text:style-name="T1">Cookies</text:span> all are used to store data on the client side. Each one has its own storage and expiration limit. sessionStorage: similar to localStorage but expires when the browser closed (not the tab). Cookie: stores data that has to be sent back to the server with subsequent requests.</text:p>
      <text:p text:style-name="P2"/>
      <text:p text:style-name="P1"><text:soft-page-break/><text:span text:style-name="T1">What is DOM? =&gt; </text:span><text:span text:style-name="T2">The Document Object Model (DOM) is a programming API for HTML and XML documents. It defines the logical structure of documents and the way a document is accessed and manipulated.</text:span></text:p>
      <text:p text:style-name="P2"><text:span text:style-name="T1">What is a Web Worker? =&gt; </text:span>A web worker is a JavaScript that runs in the background, independently of other scripts, without affecting the performance of the page. You can continue to do whatever you want: clicking, selecting things, etc., while the web worker runs in the background.</text:p>
      <text:p text:style-name="P2"><text:span text:style-name="T1">What is HTML Web Storage? =&gt; <text:s/></text:span>With web storage, web applications can store data locally within the user's browser. Before HTML5, application data had to be stored in cookies, included in every server request. </text:p>
      <text:p text:style-name="P2">Web storage is more secure, and large amounts of data can be stored locally, without affecting website performance.</text:p>
      <text:p text:style-name="P1">What is HTML Web Storage?</text:p>
      <text:p text:style-name="P2">The Window sessionStorage() property is used for saving key/value pairs in a web browser. It stores the key/value pairs in a browser forone session (the data is deleted when the browser tab is closed).</text:p>
      <text:p text:style-name="P1">window.sessionStorage</text:p>
      <text:p text:style-name="P2">sessionStorage.setItem("key", "value");</text:p>
      <text:p text:style-name="P2">var lastname = sessionStorage.getItem("key");</text:p>
      <text:p text:style-name="P2">sessionStorage.removeItem("key");</text:p>
      <text:p text:style-name="P2">sessionStorage.clear();</text:p>
      <text:p text:style-name="P1">Why use Pipes?</text:p>
      <text:p text:style-name="P2">Sometimes, the data is not displayed in the well format on the HTML templates that times were using pipes.</text:p>
      <text:p text:style-name="P1">What Is PipeTransform interface?</text:p>
      <text:p text:style-name="P2">The Pipe class implements the PipeTransform interface that accepts input value (It is optional parameters) and returns the transformed value.</text:p>
      <text:p text:style-name="P1">What Is Impure Pipe?</text:p>
      <text:p text:style-name="P2">Angular executes an impure pipe during every component change detection cycle. An impure pipe is called often, as often as every keystroke or mouse-move.</text:p>
      <text:p text:style-name="P2"><text:span text:style-name="T1">str.trim() =&gt; </text:span>str.trim() function is used to remove the white spaces from both the ends of the given string.</text:p>
      <text:p text:style-name="P2"><text:span text:style-name="T1">str.trimLeft() =&gt;</text:span> str.trimLeft() function is used to remove the white spaces from the start of the given string.</text:p>
      <text:p text:style-name="P2"><text:soft-page-break/><text:span text:style-name="T1">str.trimRight() =&gt;</text:span> str.trimRight() function is used to remove the white spaces from the end of the given string.</text:p>
      <text:p text:style-name="P1">Differences Between Template-Driven and Reactive Forms</text:p>
      <text:list xml:id="list4974745922226870443" text:style-name="L9">
        <text:list-item>
          <text:p text:style-name="P13">Template-driven forms use the FormsModule, while reactive forms use the ReactiveFormsModule.</text:p>
        </text:list-item>
        <text:list-item>
          <text:p text:style-name="P13">Template-driven forms are asynchronous, while reactive forms are synchronous.</text:p>
        </text:list-item>
        <text:list-item>
          <text:p text:style-name="P13">In template-driven forms, most of the interaction occurs in the template, while in reactive-driven forms, most of the interaction occurs in the component.</text:p>
        </text:list-item>
      </text:list>
      <text:p text:style-name="P12"/>
      <text:p text:style-name="P1">To understand ViewEncapsulation in Angular, we must first understand the </text:p>
      <text:p text:style-name="P1">shadow DOM =&gt;<text:span text:style-name="T2">Shadow DOM is part of the Web component standard and enables DOM tree and style encapsulation. Shadow DOM allows us to hide the DOM logic behind other elements. Shadow DOM allows us to apply scoped styles to elements without bleeding into the outside world.</text:span></text:p>
      <text:p text:style-name="P12">Shadow DOM brings encapsulation to HTML elements. The use of Shadow DOM, markup, styles and behaviors are scoped to the element and do not clash with other DOM nodes. </text:p>
      <text:list xml:id="list2467031223857261199" text:style-name="L10">
        <text:list-item>
          <text:p text:style-name="P14"><text:span text:style-name="T1">viewEncapsultion.Native=&gt; </text:span>Angular will create Shadow DOM for the component. Style is scoped to component</text:p>
        </text:list-item>
        <text:list-item>
          <text:p text:style-name="P14"><text:span text:style-name="T1">ViewEncapsultion.Emulated =&gt; </text:span>Angular will not create Shadow DOM for the component. Style will be scoped to the component. This is default value for encapsulation.</text:p>
        </text:list-item>
        <text:list-item>
          <text:p text:style-name="P14"><text:span text:style-name="T1">ViewEncapsultion.None =&gt;</text:span> This removes any encapsulation and all CSS rules will have a global effect. </text:p>
        </text:list-item>
      </text:list>
      <text:p text:style-name="P12"><text:span text:style-name="T1">Abstraction =&gt; </text:span>Abstraction is a process of hiding the implementation details and showing only functionality to the user. </text:p>
      <text:p text:style-name="P12"><text:span text:style-name="T1">For example, </text:span>sending SMS where you type the text and send the message. You don't know the internal processing about the message delivery. Abstraction lets you focus on what the object does instead of how it does it.</text:p>
      <text:p text:style-name="P12"><text:span text:style-name="T1">Inheritance: =&gt; </text:span>Inheritance <text:s/>is a mechanism in which one object acquires all the properties and behaviors of a parent object.</text:p>
      <text:p text:style-name="P12"><text:span text:style-name="T1">Encapsulation</text:span>: Encapsulation is a process of wrapping code and data together into a single unit.,</text:p>
      <text:p text:style-name="P12"><text:s/>for example, a capsule which is mixed of several medicines.</text:p>
      <text:p text:style-name="P12"><text:span text:style-name="T1">Polymorphism =&gt;</text:span> Polymorphism is a concept which we can perform a single action in different ways. </text:p>
      <text:p text:style-name="P12"/>
      <text:p text:style-name="P12"/>
      <text:p text:style-name="P1"><text:soft-page-break/>How do you decode a JSON string?</text:p>
      <text:p text:style-name="P12">Use JSON.parse method to decode a JSON string into a Javascript object.</text:p>
      <text:p text:style-name="P12">2. How to delete an index from JSON Obj?</text:p>
      <text:p text:style-name="P1">Deleting an Element from JSON Obj</text:p>
      <text:p text:style-name="P12">var exjson = {'key':'value'};</text:p>
      <text:p text:style-name="P12">delete exjson['key'];</text:p>
      <text:p text:style-name="P12"/>
      <text:p text:style-name="P1">What are different ways to create objects?</text:p>
      <text:list xml:id="list5721951401714972244" text:style-name="L11">
        <text:list-item>
          <text:p text:style-name="P15">object literals</text:p>
        </text:list-item>
        <text:list-item>
          <text:p text:style-name="P15">Object.create</text:p>
        </text:list-item>
        <text:list-item>
          <text:p text:style-name="P15">constructors</text:p>
        </text:list-item>
      </text:list>
      <text:p text:style-name="P1">How to convert an Object into JSON? What is the full syntax of JSON.stringify?</text:p>
      <text:p text:style-name="P12">JSON.stringify method is used to convert an Javascript Object into JSON.</text:p>
      <text:p text:style-name="P12">let json = JSON.stringify(value[, replacer, space])</text:p>
      <text:p text:style-name="P12">What is JSON? For what is used for?</text:p>
      <text:p text:style-name="P12">JSON (JavaScript Object Notation) is a data storage and communication format based on key-value pair of JavaScript object literals.</text:p>
      <text:p text:style-name="P1">What is the difference between size and length of jQuery?</text:p>
      <text:p text:style-name="P12">Size and length both returns the number of element in an object. But length is faster than the size because length is a property and size is a method.</text:p>
      <text:p text:style-name="P1">What is the use of each function in jQuery?</text:p>
      <text:p text:style-name="P12">Each function is used to iterate each and every element of an object. It is used to loop DOM elements, arrays and the object properties.</text:p>
      <text:p text:style-name="P1">What is the use jQuery.data method?</text:p>
      <text:p text:style-name="P12">jQuery.data methods is used to associate the data with the DOM nodes and the objects. This data method makes the jQuery code clear and concise.</text:p>
      <text:p text:style-name="P1">What is the use of jQuery load method?</text:p>
      <text:p text:style-name="P12">jQuery load method is a powerful AJAX method which is used to load the data from a server and assign the data into the element without loading the page.</text:p>
      <text:p text:style-name="P1"><text:soft-page-break/>What is the use of jQuery.ajax method ()?</text:p>
      <text:p text:style-name="P12">jQuery.ajax method is used for asynchronous HTTP requests.</text:p>
      <text:p text:style-name="P1">Explain .empty() vs .remove() vs .detach() in Jquery</text:p>
      <text:list xml:id="list9180674267966051503" text:style-name="L12">
        <text:list-item>
          <text:p text:style-name="P16"><text:span text:style-name="T1">.empty() </text:span>method is used to remove all the child elements from matched elements.</text:p>
        </text:list-item>
        <text:list-item>
          <text:p text:style-name="P16"><text:span text:style-name="T1">.remove() </text:span>method is used to remove all the matched element. This method will remove all the jQuery data associated with the matched element.</text:p>
        </text:list-item>
        <text:list-item>
          <text:p text:style-name="P16"><text:span text:style-name="T1">.detach() </text:span>method is same as .remove() method except that the .detach() method doesn’t remove jQuery data associated with the matched elements.</text:p>
        </text:list-item>
      </text:list>
      <text:p text:style-name="P12">.remove() is faster than .empty() or .detach() method.</text:p>
      <text:p text:style-name="P1">$(selector).empty();</text:p>
      <text:p text:style-name="P1">$(selector).remove();</text:p>
      <text:p text:style-name="P1">$(selector).detach()</text:p>
      <text:p text:style-name="P1">What is the difference between jquery.size() and jquery.length?</text:p>
      <text:p text:style-name="P12">jQuery .size() method returns number of element in the object. But it is not preferred to use the size() method as jQuery provide .length property and which does the same thing. But the .length property is preferred because it does not have the overhead of a function call.</text:p>
      <text:p text:style-name="P1">What is Constants in Es6? or What is Constants variable.</text:p>
      <text:p text:style-name="P12">Constants also are known as immutable variables are a special type of variables whose content is not changed.</text:p>
      <text:p text:style-name="P12">Or</text:p>
      <text:p text:style-name="P12"><text:span text:style-name="T1">const: </text:span>It is used to create an immutable variable. Immutable variables are variables whose value is never changed in the complete life cycle of the program.</text:p>
      <text:p text:style-name="P1">What is Set in ES6?</text:p>
      <text:p text:style-name="P12">Set is a collection of unique values. The values could be also primitives or object references.</text:p>
      <text:p text:style-name="P1">Whether our own specific characters are used in place of $ in jQuery?</text:p>
      <text:p text:style-name="P12">Yes, We can use our own variable in place of $ by using the method called no Conflict () method.</text:p>
      <text:p text:style-name="P12">var sample = $.noConflict()</text:p>
      <text:p text:style-name="P1">What is called chaining?</text:p>
      <text:p text:style-name="P12">Chaining is used to connect multiple events and functions in a selector.</text:p>
      <text:p text:style-name="P12"/>
      <text:p text:style-name="P12"><text:soft-page-break/><text:span text:style-name="T1">What are the four parameters used for jQuery Ajax method?</text:span></text:p>
      <text:list xml:id="list5262924180407410734" text:style-name="L14">
        <text:list-item>
          <text:p text:style-name="P17">The four parameters are</text:p>
        </text:list-item>
        <text:list-item>
          <text:p text:style-name="P17">URL – Need to specify the URL to send the request</text:p>
        </text:list-item>
        <text:list-item>
          <text:p text:style-name="P17">type – Specifies type of request(Get or Post)</text:p>
        </text:list-item>
        <text:list-item>
          <text:p text:style-name="P17">data – Specifies data to be sent to server</text:p>
        </text:list-item>
        <text:list-item>
          <text:p text:style-name="P17">Cache – Whether the browser should cache the requested page</text:p>
        </text:list-item>
      </text:list>
      <text:p text:style-name="P1">What is the use of jQuery filter?</text:p>
      <text:p text:style-name="P12">The jQuery filter is used to filter the certain values from the object list based on the criteria. Example is to filter certain products from the master list of products in a cart website.</text:p>
      <text:p text:style-name="P1">What is Babel?</text:p>
      <text:p text:style-name="P12">Babel is one of the most popular JavaScript transpilers and becomes the industry standard. It allows us to write ES6 code and convert it back in pre-Es6 JavaScript that browser supports.</text:p>
      <text:p text:style-name="P1">What is Webpack?</text:p>
      <text:p text:style-name="P12">Webpack allows you to run an environment that hosts babel. Webpack is opensource javascript module bundler which takes modules with dependencies and generates static assets representing those modules.</text:p>
      <text:p text:style-name="P1">Benefits of using Webpack.</text:p>
      <text:p text:style-name="P12">It bundles your multiple modules and packs it into a single .js file.</text:p>
      <text:p text:style-name="P12">It comes with integrated dev server. A small express app for local development. You simply include one Javascript tag pointed to the server, like localhost:8080/assets/bundle.js, and get live code updating and asset management for free.</text:p>
      <text:p text:style-name="P1"><text:s/>How to create a Javascript class in ES6?</text:p>
      <text:p text:style-name="P12">In Es6 you can create a class using the Class keyword.Below is sample javascript class in ES6.</text:p>
      <text:p text:style-name="P1">class User{</text:p>
      <text:p text:style-name="P12"><text:s text:c="4"/>constructor(name,age) { <text:s/>this.name <text:s/>= name; <text:s text:c="2"/>this.age = age; <text:s text:c="3"/>}</text:p>
      <text:p text:style-name="P12"><text:s text:c="2"/>getData() { <text:s text:c="7"/>console.log(this.name + " is " + this.age + " years old !");</text:p>
      <text:p text:style-name="P12"><text:s text:c="4"/>}</text:p>
      <text:p text:style-name="P12">}</text:p>
      <text:p text:style-name="P12">var user = new User("foo", 7);</text:p>
      <text:p text:style-name="P12">s1.getData();</text:p>
      <text:p text:style-name="P1"><text:soft-page-break/>What is difference between Array.splice() and Array.slice() method in JavaScript?</text:p>
      <text:p text:style-name="P12">The array.slice() removes items from the array and then return those removed items as an array whereas array.slice() method is selected items from an array and then those elements as a new array object.</text:p>
      <text:p text:style-name="P12">The splice() method affects the original array whereas slice() method doesn’t affect the original array.</text:p>
      <text:p text:style-name="P12">Splice() method takes n number of arguments whereas slice() can take only two arguments.</text:p>
      <text:p text:style-name="P12">Syntax of splice(): <text:s/>array.splice(index, howmany, item1, ....., itemX)</text:p>
      <text:p text:style-name="P12">Syntax of slice(): array.slice(start, end)</text:p>
      <text:p text:style-name="P1">Flex =&gt; <text:span text:style-name="T2">It allows you to design a flexible responsive layout structure without using any float or positioning property of CSS. To use CSS flexbox you need to define a flex container initially.</text:span></text:p>
      <text:p text:style-name="P12">What are the advantages of CSS?</text:p>
      <text:list xml:id="list669657257621976269" text:style-name="L16">
        <text:list-item>
          <text:p text:style-name="P18">Bandwidth</text:p>
        </text:list-item>
        <text:list-item>
          <text:p text:style-name="P18">Site-wide consistency</text:p>
        </text:list-item>
        <text:list-item>
          <text:p text:style-name="P18">Page reformatting</text:p>
        </text:list-item>
        <text:list-item>
          <text:p text:style-name="P18">Accessibility</text:p>
        </text:list-item>
        <text:list-item>
          <text:p text:style-name="P10"><text:span text:style-name="T2">Content separated from presentation</text:span></text:p>
        </text:list-item>
      </text:list>
      <text:p text:style-name="P1">Property Binding vs Interpolation</text:p>
      <text:p text:style-name="P2"><text:span text:style-name="T2">interpolation evaluates the expression and will result in a string, whereas property binding does not convert the expression.</text:span></text:p>
      <text:p text:style-name="P2"><text:span text:style-name="T2">The @ViewChild and @ViewChildren decorators in Angular provide a way to access and manipulate DOM elements, directives and components. </text:span></text:p>
      <text:p text:style-name="P2"><text:span text:style-name="T1">ParamMap =&gt; </text:span><text:span text:style-name="T2">It provides methods to handle parameter access for both route parameters (paramMap) and query parameters.</text:span></text:p>
      <text:p text:style-name="P2"><text:span text:style-name="T1">ParamMap =&gt; </text:span><text:span text:style-name="T2">ParamMap to map the parameters in a URL and also we can use paramMap or queryParamMap to access parameters of a URL. ParamMap has following methods</text:span></text:p>
      <text:list xml:id="list7827347754650348339" text:style-name="L17">
        <text:list-item>
          <text:p text:style-name="P11"><text:span text:style-name="T2">get() </text:span></text:p>
        </text:list-item>
        <text:list-item>
          <text:p text:style-name="P11"><text:span text:style-name="T2">getAll()</text:span></text:p>
        </text:list-item>
      </text:list>
      <text:p text:style-name="P2"><text:span text:style-name="T2">const id = <text:s text:c="2"/>this.route.snapshot.paramMap.get('bookId'); <text:s text:c="2"/></text:span></text:p>
      <text:p text:style-name="P2"><text:span text:style-name="T2">this.bookService.get(id).subscribe(b <text:s text:c="2"/>=&gt; this.book = b);</text:span></text:p>
      <text:p text:style-name="P2"><text:span text:style-name="T1">The ActivatedRoute.paramMap property is an Observable map of route parameters.</text:span></text:p>
      <text:p text:style-name="P2"><text:soft-page-break/><text:span text:style-name="T1"><text:s/>Data Binding =&gt; </text:span><text:span text:style-name="T2">AngularJS supports two-way data binding, i.e., whenever the model is updated, the view also gets updated as AngularJS </text:span></text:p>
      <text:p text:style-name="P2"><text:span text:style-name="T1"><text:s/>Observales =&gt; </text:span><text:span text:style-name="T2">Observables are lazy collections of multiple values over time. Observables are used in Angular for handling asynchronous code.</text:span></text:p>
      <text:p text:style-name="P2"><text:span text:style-name="T1">Observables are lazy =&gt; </text:span><text:span text:style-name="T2">nothing executes until we call subscribe(). An observable as a container for an item or collection of items.</text:span></text:p>
      <text:p text:style-name="P2"><text:span text:style-name="T1">What are structural directives?</text:span></text:p>
      <text:p text:style-name="P2"><text:span text:style-name="T2">Structural directives are responsible for HTML layout. They shape or reshape the DOM's structure, typically by adding, removing, or manipulating elements.</text:span></text:p>
      <text:p text:style-name="P2"><text:span text:style-name="T2"/></text:p>
      <text:p text:style-name="P2"><text:span text:style-name="T1"><text:s/>template reference variable =&gt; </text:span><text:span text:style-name="T2">A template reference variable is often a reference to a DOM element within a template. It can also refer to a directive (which contains a component), an element, TemplateRef, or a web compon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77</meta:editing-cycles>
    <meta:creation-date>2017-06-16T11:30:00</meta:creation-date>
    <dc:date>2019-07-05T18:27:12.47</dc:date>
    <meta:editing-duration>PT4H46M10S</meta:editing-duration>
    <meta:generator>OpenOffice/4.1.3$Win32 OpenOffice.org_project/413m1$Build-9783</meta:generator>
    <meta:print-date>2018-01-22T13:59:36.07</meta:print-date>
    <meta:document-statistic meta:table-count="0" meta:image-count="0" meta:object-count="0" meta:page-count="13" meta:paragraph-count="335" meta:word-count="3423" meta:character-count="214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